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3.74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60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D9744_T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3,J4</text:p>
          </table:table-cell>
          <table:table-cell table:style-name="ce2" office:value-type="string" calcext:value-type="string">
            <text:p>PinHeader_1x01_P2.54mm_Vertic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nn_01x01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B2,FB1</text:p>
          </table:table-cell>
          <table:table-cell table:style-name="ce3" office:value-type="string" calcext:value-type="string">
            <text:p>L_0805_2012Metric_Pad1.15x1.40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MZ1005S800HTD25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5,R6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N4,RN3,RN2,RN1</text:p>
          </table:table-cell>
          <table:table-cell table:style-name="ce3" office:value-type="string" calcext:value-type="string">
            <text:p>R_Array_Concave_4x0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2,R1</text:p>
          </table:table-cell>
          <table:table-cell table:style-name="ce2" office:value-type="string" calcext:value-type="string">
            <text:p>R_0603_1608Metric_Pad0.98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9,R10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k/.1%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3,C5</text:p>
          </table:table-cell>
          <table:table-cell table:style-name="ce3" office:value-type="string" calcext:value-type="string">
            <text:p>CP_EIA-7343-20_Kemet-V_Pad2.25x2.5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700V226M016ATE018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1,J2</text:p>
          </table:table-cell>
          <table:table-cell table:style-name="ce3" office:value-type="string" calcext:value-type="string">
            <text:p>PinHeader_2x06_P2.54mm_Horizont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71764-0012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V1</text:p>
          </table:table-cell>
          <table:table-cell table:style-name="ce3" office:value-type="string" calcext:value-type="string">
            <text:p>Potentiometer_Bourns_3224X_Vertic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224X-1-202E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8,R7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OIC-8_3.9x4.9mm_P1.27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8041</text:p>
          </table:table-cell>
          <table:table-cell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TSSOP-28_4.4x9.7mm_P0.65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9744</text:p>
          </table:table-cell>
          <table:table-cell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R_0603_1608Metric_Pad0.98x0.95mm_HandS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500/.1%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4,C6,C7,C2,C1</text:p>
          </table:table-cell>
          <table:table-cell table:style-name="ce2" office:value-type="string" calcext:value-type="string">
            <text:p>C_0603_1608Metric_Pad1.08x0.95mm_HandSold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0n</text:p>
          </table:table-cell>
          <table:table-cell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6T08:54:42.332515105</dc:date>
    <meta:editing-duration>PT36M13S</meta:editing-duration>
    <meta:editing-cycles>2</meta:editing-cycles>
    <meta:generator>LibreOffice/7.4.7.2$Linux_X86_64 LibreOffice_project/40$Build-2</meta:generator>
    <meta:document-statistic meta:table-count="1" meta:cell-count="86" meta:object-count="0"/>
  </office:meta>
</office:document-meta>
</file>